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APIUsage.main( String [ ] argv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02">
            <text:p text:style-name="Table_20_Contents">102</text:p>
          </table:table-cell>
        </table:table-row>
        <table:table-row>
          <table:table-cell office:value-type="string">
            <text:p text:style-name="Table_20_Contents">ParserAPIUsage.fatal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APIUsage.printU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rserAPIUsage.ParserAPI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serAPIUsage.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PIUsage.printError( String type , SAXPars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arserAPIUsage.warning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